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" style:family="table-cell" style:parent-style-name="Default" style:data-style-name="N36">
      <style:table-cell-properties style:rotation-align="none"/>
    </style:style>
    <style:style style:name="ce1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Normal_20_4">
      <style:table-cell-properties style:rotation-align="none"/>
    </style:style>
    <style:style style:name="ce23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5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Somali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 ISO</text:p>
          </table:table-cell>
          <table:table-cell table:style-name="ce2" office:value-type="string" calcext:value-type="string">
            <text:p>Reported Perpetrator</text:p>
          </table:table-cell>
          <table:table-cell table:style-name="ce2" office:value-type="string" calcext:value-type="string">
            <text:p>Reported Perpetrator Name</text:p>
          </table:table-cell>
          <table:table-cell table:style-name="ce2" office:value-type="string" calcext:value-type="string">
            <text:p>Weapon Carried/Used</text:p>
          </table:table-cell>
          <table:table-cell table:style-name="ce2" office:value-type="string" calcext:value-type="string">
            <text:p>Number of Attacks on Health Facilities Reporting Destruction</text:p>
          </table:table-cell>
          <table:table-cell table:style-name="ce2" office:value-type="string" calcext:value-type="string">
            <text:p>Number of Attacks on Health Facilities Reporting Damaged</text:p>
          </table:table-cell>
          <table:table-cell table:style-name="ce2" office:value-type="string" calcext:value-type="string">
            <text:p>Forceful Entry into Health Facility</text:p>
          </table:table-cell>
          <table:table-cell table:style-name="ce2" office:value-type="string" calcext:value-type="string">
            <text:p>Occupation of Health Facility</text:p>
          </table:table-cell>
          <table:table-cell table:style-name="ce2" office:value-type="string" calcext:value-type="string">
            <text:p>Health Transportation Destroyed</text:p>
          </table:table-cell>
          <table:table-cell table:style-name="ce2" office:value-type="string" calcext:value-type="string">
            <text:p>Health Transportation Damaged</text:p>
          </table:table-cell>
          <table:table-cell table:style-name="ce2" office:value-type="string" calcext:value-type="string">
            <text:p>Health Transportation Stolen/Highjacked</text:p>
          </table:table-cell>
          <table:table-cell table:style-name="ce2" office:value-type="string" calcext:value-type="string">
            <text:p>Looting/Theft/Robbery/Burglary of Health Supplies</text:p>
          </table:table-cell>
          <table:table-cell table:style-name="ce2" office:value-type="string" calcext:value-type="string">
            <text:p>Access Denied or Obstructed</text:p>
          </table:table-cell>
          <table:table-cell table:style-name="ce2" office:value-type="string" calcext:value-type="string">
            <text:p>Health Workers Killed</text:p>
          </table:table-cell>
          <table:table-cell table:style-name="ce2" office:value-type="string" calcext:value-type="string">
            <text:p>Health Workers Injured</text:p>
          </table:table-cell>
          <table:table-cell table:style-name="ce2" office:value-type="string" calcext:value-type="string">
            <text:p>Health Workers Kidnapped</text:p>
          </table:table-cell>
          <table:table-cell table:style-name="ce2" office:value-type="string" calcext:value-type="string">
            <text:p>Health Workers Arrested</text:p>
          </table:table-cell>
          <table:table-cell table:style-name="ce2" office:value-type="string" calcext:value-type="string">
            <text:p>Known Kidnapping or Arrest Outcome</text:p>
          </table:table-cell>
          <table:table-cell table:style-name="ce2" office:value-type="string" calcext:value-type="string">
            <text:p>Health Workers Threatened</text:p>
          </table:table-cell>
          <table:table-cell table:style-name="ce2" office:value-type="string" calcext:value-type="string">
            <text:p>Health Workers Assaulted</text:p>
          </table:table-cell>
          <table:table-cell table:style-name="ce2" office:value-type="string" calcext:value-type="string">
            <text:p>Health Workers Sexually Assaulted</text:p>
          </table:table-cell>
          <table:table-cell table:style-name="ce2" office:value-type="string" calcext:value-type="string">
            <text:p>Reported Health Worker Profession</text:p>
          </table:table-cell>
          <table:table-cell table:style-name="ce2" office:value-type="string" calcext:value-type="string">
            <text:p>Health Workers Killed</text:p>
          </table:table-cell>
          <table:table-cell table:style-name="ce2" office:value-type="string" calcext:value-type="string">
            <text:p>International Health Workers Working Within The Aid System Kill</text:p>
          </table:table-cell>
          <table:table-cell table:style-name="ce2" office:value-type="string" calcext:value-type="string">
            <text:p>International Health Worker Outside The Aid Structure Killed</text:p>
          </table:table-cell>
          <table:table-cell table:style-name="ce2" office:value-type="string" calcext:value-type="string">
            <text:p>National Employees of International Aid Agencies Killed</text:p>
          </table:table-cell>
          <table:table-cell table:style-name="ce2" office:value-type="string" calcext:value-type="string">
            <text:p>National Employees of Local NGO Killed</text:p>
          </table:table-cell>
          <table:table-cell table:style-name="ce2" office:value-type="string" calcext:value-type="string">
            <text:p>Health Worker Working Within National Health Structure Kill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Health Workers Working for INGO, ICRC or UN Killed</text:p>
          </table:table-cell>
          <table:table-cell table:style-name="ce2" office:value-type="string" calcext:value-type="string">
            <text:p>Health Workers Working for LNGO, <text:s/>NGO or National Society of th</text:p>
          </table:table-cell>
          <table:table-cell table:style-name="ce2" office:value-type="string" calcext:value-type="string">
            <text:p>Health Workers Working for local health structure killed</text:p>
          </table:table-cell>
          <table:table-cell table:style-name="ce2" office:value-type="string" calcext:value-type="string">
            <text:p>Health Workers Killed In Captivity</text:p>
          </table:table-cell>
          <table:table-cell table:style-name="ce2" office:value-type="string" calcext:value-type="string">
            <text:p>Female Health Workers Killed</text:p>
          </table:table-cell>
          <table:table-cell table:style-name="ce2" office:value-type="string" calcext:value-type="string">
            <text:p>Male Health Workers Killed</text:p>
          </table:table-cell>
          <table:table-cell table:style-name="ce2" office:value-type="string" calcext:value-type="string">
            <text:p>Health Workers Injured</text:p>
          </table:table-cell>
          <table:table-cell table:style-name="ce2" office:value-type="string" calcext:value-type="string">
            <text:p>International Health Workers Working Within the Aid System Inju</text:p>
          </table:table-cell>
          <table:table-cell table:style-name="ce2" office:value-type="string" calcext:value-type="string">
            <text:p>International Health Worker Outside the Aid Structure Injured</text:p>
          </table:table-cell>
          <table:table-cell table:style-name="ce2" office:value-type="string" calcext:value-type="string">
            <text:p>National Employees of International Aid Agencies Injured</text:p>
          </table:table-cell>
          <table:table-cell table:style-name="ce2" office:value-type="string" calcext:value-type="string">
            <text:p>Health Worker Working Within National Health Structure Injur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Injured</text:p>
          </table:table-cell>
          <table:table-cell table:style-name="ce2" office:value-type="string" calcext:value-type="string">
            <text:p>Male Health Workers Injured </text:p>
          </table:table-cell>
          <table:table-cell table:style-name="ce2" office:value-type="string" calcext:value-type="string">
            <text:p>Health Workers Kidnapped</text:p>
          </table:table-cell>
          <table:table-cell table:style-name="ce2" office:value-type="string" calcext:value-type="string">
            <text:p>International Health Workers Working Within the Aid System Kidn</text:p>
          </table:table-cell>
          <table:table-cell table:style-name="ce2" office:value-type="string" calcext:value-type="string">
            <text:p>International Health Worker Outside the Aid Structure Kidnapped</text:p>
          </table:table-cell>
          <table:table-cell table:style-name="ce2" office:value-type="string" calcext:value-type="string">
            <text:p>National Employees of International Aid Agencies Kidnapped</text:p>
          </table:table-cell>
          <table:table-cell table:style-name="ce2" office:value-type="string" calcext:value-type="string">
            <text:p>Health Worker Working Within National Health Structure Kidnappe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Kidnapped</text:p>
          </table:table-cell>
          <table:table-cell table:style-name="ce2" office:value-type="string" calcext:value-type="string">
            <text:p>Male Health Workers Kidanpped</text:p>
          </table:table-cell>
          <table:table-cell table:style-name="ce2" office:value-type="string" calcext:value-type="string">
            <text:p>Health Workers Arrested</text:p>
          </table:table-cell>
          <table:table-cell table:style-name="ce2" office:value-type="string" calcext:value-type="string">
            <text:p>International Health Workers Working Within the Aid System Arre</text:p>
          </table:table-cell>
          <table:table-cell table:style-name="ce2" office:value-type="string" calcext:value-type="string">
            <text:p>International Health Worker Outside the Aid Structure Arrested </text:p>
          </table:table-cell>
          <table:table-cell table:style-name="ce2" office:value-type="string" calcext:value-type="string">
            <text:p>National Employees of International Aid Agencies Arrested or De</text:p>
          </table:table-cell>
          <table:table-cell table:style-name="ce2" office:value-type="string" calcext:value-type="string">
            <text:p>Health Worker Working Within National Health Structure Arrest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Arrested or Detained</text:p>
          </table:table-cell>
          <table:table-cell table:style-name="ce2" office:value-type="string" calcext:value-type="string">
            <text:p>Male Health Workers Arrested or Detained</text:p>
          </table:table-cell>
          <table:table-cell table:style-name="ce2" office:value-type="string" calcext:value-type="string">
            <text:p>Conflict-Related Violence</text:p>
          </table:table-cell>
          <table:table-cell table:style-name="ce2" office:value-type="string" calcext:value-type="string">
            <text:p>Political-Related Violence</text:p>
          </table:table-cell>
          <table:table-cell table:style-name="ce2" office:value-type="string" calcext:value-type="string">
            <text:p>COVID-19-Related Violence</text:p>
          </table:table-cell>
          <table:table-cell table:style-name="ce2" office:value-type="string" calcext:value-type="string">
            <text:p>Ebola-Related Violence</text:p>
          </table:table-cell>
          <table:table-cell table:style-name="ce2" office:value-type="string" calcext:value-type="string">
            <text:p>Vaccination-Related Violence</text:p>
          </table:table-cell>
          <table:table-cell table:style-name="ce2" office:value-type="string" calcext:value-type="string">
            <text:p>SiND Event ID</text:p>
          </table:table-cell>
          <table:table-cell table:style-name="ce2" table:number-columns-repeated="957"/>
        </table:table-row>
        <table:table-row table:style-name="ro2">
          <table:table-cell table:style-name="ce17" office:value-type="string" calcext:value-type="string">
            <text:p>#date</text:p>
          </table:table-cell>
          <table:table-cell table:style-name="ce17" office:value-type="string" calcext:value-type="string">
            <text:p>#country +name</text:p>
          </table:table-cell>
          <table:table-cell table:style-name="ce17" office:value-type="string" calcext:value-type="string">
            <text:p>#country +ISO</text:p>
          </table:table-cell>
          <table:table-cell table:style-name="ce17" office:value-type="string" calcext:value-type="string">
            <text:p>#group +perp </text:p>
          </table:table-cell>
          <table:table-cell table:style-name="ce17" office:value-type="string" calcext:value-type="string">
            <text:p>#group +perp +name</text:p>
          </table:table-cell>
          <table:table-cell table:style-name="ce17" office:value-type="string" calcext:value-type="string">
            <text:p>#weapon</text:p>
          </table:table-cell>
          <table:table-cell table:style-name="ce17" office:value-type="string" calcext:value-type="string">
            <text:p>#indicator +health_facility +destroyed +num</text:p>
          </table:table-cell>
          <table:table-cell table:style-name="ce17" office:value-type="string" calcext:value-type="string">
            <text:p>#indicator +health_facility +damaged +num</text:p>
          </table:table-cell>
          <table:table-cell table:style-name="ce17" office:value-type="string" calcext:value-type="string">
            <text:p>#indicator +health_facility +armed_entry +num</text:p>
          </table:table-cell>
          <table:table-cell table:style-name="ce17" office:value-type="string" calcext:value-type="string">
            <text:p>#indicator +health_facility +occupy</text:p>
          </table:table-cell>
          <table:table-cell table:style-name="ce17" office:value-type="string" calcext:value-type="string">
            <text:p>#indicator +health_transport +destroyed +num</text:p>
          </table:table-cell>
          <table:table-cell table:style-name="ce17" office:value-type="string" calcext:value-type="string">
            <text:p>#indicator +health_transport +damaged +num</text:p>
          </table:table-cell>
          <table:table-cell table:style-name="ce17" office:value-type="string" calcext:value-type="string">
            <text:p>#indicator +health_transport +abducted +num</text:p>
          </table:table-cell>
          <table:table-cell table:style-name="ce17" office:value-type="string" calcext:value-type="string">
            <text:p>#indicator +health_supplies +taken +num</text:p>
          </table:table-cell>
          <table:table-cell table:style-name="ce17" office:value-type="string" calcext:value-type="string">
            <text:p>#indicator +health_obstruction</text:p>
          </table:table-cell>
          <table:table-cell table:style-name="ce17" office:value-type="string" calcext:value-type="string">
            <text:p>#affected +healthworker +killed</text:p>
          </table:table-cell>
          <table:table-cell table:style-name="ce17" office:value-type="string" calcext:value-type="string">
            <text:p>#affected +healthworker +injured</text:p>
          </table:table-cell>
          <table:table-cell table:style-name="ce17" office:value-type="string" calcext:value-type="string">
            <text:p>#affected +healthworker +arrested</text:p>
          </table:table-cell>
          <table:table-cell table:style-name="ce17" office:value-type="string" calcext:value-type="string">
            <text:p>#affected +healthworker +kidnapped</text:p>
          </table:table-cell>
          <table:table-cell table:style-name="ce17" office:value-type="string" calcext:value-type="string">
            <text:p>#affected +healthworker +assaulted</text:p>
          </table:table-cell>
          <table:table-cell table:style-name="ce17" office:value-type="string" calcext:value-type="string">
            <text:p>#affected +healthworker +threatened</text:p>
          </table:table-cell>
          <table:table-cell table:style-name="ce17" office:value-type="string" calcext:value-type="string">
            <text:p>#affected +healthworker +assaulted</text:p>
          </table:table-cell>
          <table:table-cell table:style-name="ce17" office:value-type="string" calcext:value-type="string">
            <text:p>#affected +healthworker +SGBV</text:p>
          </table:table-cell>
          <table:table-cell table:style-name="ce17" table:number-columns-repeated="1001"/>
        </table:table-row>
        <table:table-row table:style-name="ro3">
          <table:table-cell table:style-name="ce1" office:value-type="date" office:date-value="2016-03-15" calcext:value-type="date">
            <text:p>15/03/2016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314" calcext:value-type="float">
            <text:p>213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6-03-30" calcext:value-type="date">
            <text:p>30/03/2016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Guards, OtherHealthProfessional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316" calcext:value-type="float">
            <text:p>213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6-12-28" calcext:value-type="date">
            <text:p>28/12/2016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mal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17" calcext:value-type="float">
            <text:p>2041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7-03-02" calcext:value-type="date">
            <text:p>02/03/2017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mal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306" calcext:value-type="float">
            <text:p>233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7-04-02" calcext:value-type="date">
            <text:p>02/04/2017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502" calcext:value-type="float">
            <text:p>2250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5-01" calcext:value-type="date">
            <text:p>01/05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327" calcext:value-type="float">
            <text:p>223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5-02" calcext:value-type="date">
            <text:p>02/05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28" calcext:value-type="float">
            <text:p>223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7-17" calcext:value-type="date">
            <text:p>17/07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Former employee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93" calcext:value-type="float">
            <text:p>353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7-19" calcext:value-type="date">
            <text:p>19/07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95" calcext:value-type="float">
            <text:p>353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8-04" calcext:value-type="date">
            <text:p>04/08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728" calcext:value-type="float">
            <text:p>337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8-09" calcext:value-type="date">
            <text:p>09/08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874" calcext:value-type="float">
            <text:p>228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08-23" calcext:value-type="date">
            <text:p>23/08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mali National Security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42" calcext:value-type="float">
            <text:p>3374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10-31" calcext:value-type="date">
            <text:p>31/10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751" calcext:value-type="float">
            <text:p>2375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11-07" calcext:value-type="date">
            <text:p>07/11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81" calcext:value-type="float">
            <text:p>337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8-11-09" calcext:value-type="date">
            <text:p>09/11/2018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50" calcext:value-type="float">
            <text:p>335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1-02" calcext:value-type="date">
            <text:p>02/01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1" calcext:value-type="float">
            <text:p>338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2-14" calcext:value-type="date">
            <text:p>14/02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84" calcext:value-type="float">
            <text:p>337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2-17" calcext:value-type="date">
            <text:p>17/02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'ad Musa clan (Somalia)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83" calcext:value-type="float">
            <text:p>337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3-04" calcext:value-type="date">
            <text:p>04/03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3" calcext:value-type="float">
            <text:p>338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4-08" calcext:value-type="date">
            <text:p>08/04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82" calcext:value-type="float">
            <text:p>336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5-14" calcext:value-type="date">
            <text:p>14/05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5" calcext:value-type="float">
            <text:p>3387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5-25" calcext:value-type="date">
            <text:p>25/05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2" calcext:value-type="float">
            <text:p>338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6-06" calcext:value-type="date">
            <text:p>06/06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4" calcext:value-type="float">
            <text:p>338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6-06" calcext:value-type="date">
            <text:p>06/06/201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2" calcext:value-type="float">
            <text:p>349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2-02" calcext:value-type="date">
            <text:p>02/02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00" calcext:value-type="float">
            <text:p>242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3-04" calcext:value-type="date">
            <text:p>04/03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ubaland Darawiish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58" calcext:value-type="float">
            <text:p>3555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3-19" calcext:value-type="date">
            <text:p>19/03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7" calcext:value-type="float">
            <text:p>339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4-07" calcext:value-type="date">
            <text:p>07/04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0" calcext:value-type="float">
            <text:p>3380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04" calcext:value-type="date">
            <text:p>04/05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4378" calcext:value-type="float">
            <text:p>243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27" calcext:value-type="date">
            <text:p>27/05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483" calcext:value-type="float">
            <text:p>244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27" calcext:value-type="date">
            <text:p>27/05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8" calcext:value-type="float">
            <text:p>339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6-19" calcext:value-type="date">
            <text:p>19/06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4" calcext:value-type="float">
            <text:p>339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8-16" calcext:value-type="date">
            <text:p>16/08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71" calcext:value-type="float">
            <text:p>355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0-27" calcext:value-type="date">
            <text:p>27/10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6280" calcext:value-type="float">
            <text:p>2628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1-05" calcext:value-type="date">
            <text:p>05/11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582" calcext:value-type="float">
            <text:p>2658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1-18" calcext:value-type="date">
            <text:p>18/11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frican Union Mission in Somalia 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0" calcext:value-type="float">
            <text:p>3397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1-30" calcext:value-type="date">
            <text:p>30/11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1" calcext:value-type="float">
            <text:p>339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2-22" calcext:value-type="date">
            <text:p>22/12/2020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67" calcext:value-type="float">
            <text:p>2656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1-01" calcext:value-type="date">
            <text:p>01/01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86" calcext:value-type="float">
            <text:p>3558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2-19" calcext:value-type="date">
            <text:p>19/02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med Forces of Somaliland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30" calcext:value-type="float">
            <text:p>271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3-10" calcext:value-type="date">
            <text:p>10/03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5383" calcext:value-type="float">
            <text:p>353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4-22" calcext:value-type="date">
            <text:p>22/04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20" calcext:value-type="float">
            <text:p>277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6-13" calcext:value-type="date">
            <text:p>13/06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95" calcext:value-type="float">
            <text:p>3559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7-05" calcext:value-type="date">
            <text:p>05/07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98" calcext:value-type="float">
            <text:p>355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8-28" calcext:value-type="date">
            <text:p>28/08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94" calcext:value-type="float">
            <text:p>292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9-24" calcext:value-type="date">
            <text:p>24/09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84" calcext:value-type="float">
            <text:p>2908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0-24" calcext:value-type="date">
            <text:p>24/10/202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850" calcext:value-type="float">
            <text:p>3085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3-23" calcext:value-type="date">
            <text:p>23/03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8" calcext:value-type="float">
            <text:p>3228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0" calcext:value-type="date">
            <text:p>10/05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63" calcext:value-type="float">
            <text:p>3516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20" calcext:value-type="date">
            <text:p>20/05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1" calcext:value-type="float">
            <text:p>3511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13" calcext:value-type="date">
            <text:p>13/06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telligence/security forces (Somali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92" calcext:value-type="float">
            <text:p>331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8-07" calcext:value-type="date">
            <text:p>07/08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54" calcext:value-type="float">
            <text:p>344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6" calcext:value-type="date">
            <text:p>26/10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77" calcext:value-type="float">
            <text:p>3637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9" calcext:value-type="date">
            <text:p>29/10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74" calcext:value-type="float">
            <text:p>354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4" calcext:value-type="date">
            <text:p>14/11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Transitional Federal Government Police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341" calcext:value-type="float">
            <text:p>363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5" calcext:value-type="date">
            <text:p>05/12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omali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9" calcext:value-type="float">
            <text:p>3648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07" calcext:value-type="date">
            <text:p>07/12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6" calcext:value-type="float">
            <text:p>3620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1" calcext:value-type="date">
            <text:p>11/12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omali Armed Forces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490" calcext:value-type="float">
            <text:p>364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2-13" calcext:value-type="date">
            <text:p>13/12/202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med Forces of Somaliland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91" calcext:value-type="float">
            <text:p>364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6" calcext:value-type="date">
            <text:p>06/02/20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med Forces of Somaliland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5" calcext:value-type="float">
            <text:p>371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1" calcext:value-type="date">
            <text:p>11/02/20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Somaliland, Militia</text:p>
          </table:table-cell>
          <table:table-cell office:value-type="string" calcext:value-type="string">
            <text:p>Combinati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18" calcext:value-type="float">
            <text:p>3781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11" calcext:value-type="date">
            <text:p>11/02/20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4" calcext:value-type="float">
            <text:p>3774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28" calcext:value-type="date">
            <text:p>28/02/20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med Forces of Somaliland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30" calcext:value-type="float">
            <text:p>379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4-08" calcext:value-type="date">
            <text:p>08/04/20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Shabaa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8486" calcext:value-type="float">
            <text:p>38486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22"/>
        <table:table-column table:style-name="co3" table:number-columns-repeated="63" table:default-cell-style-name="ce22"/>
        <table:table-column table:style-name="co3" table:number-columns-repeated="960" table:default-cell-style-name="ce27"/>
        <table:table-row table:style-name="ro5">
          <table:table-cell table:style-name="ce19" office:value-type="string" calcext:value-type="string">
            <text:p>This dataset contains agency- and open source events published in the Attacks on Health Care News Brief in Somalia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Insecurity Insight. 2023. 2016-2023 Somalia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23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26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2:45.72118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10:25.242427115</meta:creation-date>
    <dc:date>2023-05-15T16:43:29.073777491</dc:date>
    <meta:editing-duration>PT3M25S</meta:editing-duration>
    <meta:editing-cycles>4</meta:editing-cycles>
    <meta:generator>LibreOffice/7.0.4.2$Linux_X86_64 LibreOffice_project/00$Build-2</meta:generator>
    <meta:document-statistic meta:table-count="2" meta:cell-count="4312" meta:object-count="0"/>
  </office:meta>
</office:document-meta>
</file>